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/>
    <style:font-face style:name="monospace" svg:font-family="monospace"/>
    <style:font-face style:name="Noto Sans1" svg:font-family="'Noto Sans'" style:font-family-generic="swiss"/>
    <style:font-face style:name="Cousine" svg:font-family="Cousine" style:font-family-generic="modern" style:font-pitch="fixed"/>
    <style:font-face style:name="Noto Sans Mono CJK SC" svg:font-family="'Noto Sans Mono CJK SC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801900" style:font-name="Cousine"/>
    </style:style>
    <style:style style:name="P2" style:family="paragraph" style:parent-style-name="Preformatted_20_Text">
      <style:text-properties fo:color="#801900" style:font-name="Cousine" fo:font-weight="normal" style:font-weight-asian="normal" style:font-weight-complex="normal"/>
    </style:style>
    <style:style style:name="P3" style:family="paragraph" style:parent-style-name="Preformatted_20_Text">
      <style:text-properties fo:color="#801900" style:font-name="Cousine" fo:font-weight="bold" style:font-weight-asian="bold" style:font-weight-complex="bold"/>
    </style:style>
    <style:style style:name="P4" style:family="paragraph" style:parent-style-name="Preformatted_20_Text">
      <style:text-properties style:use-window-font-color="true" style:font-name="Cousine" fo:font-weight="bold" style:font-weight-asian="bold" style:font-weight-complex="bold"/>
    </style:style>
    <style:style style:name="P5" style:family="paragraph" style:parent-style-name="Preformatted_20_Text">
      <style:text-properties style:use-window-font-color="true" style:font-name="Cousine" fo:font-weight="normal" style:font-weight-asian="normal" style:font-weight-complex="normal"/>
    </style:style>
    <style:style style:name="P6" style:family="paragraph" style:parent-style-name="Preformatted_20_Text">
      <style:text-properties fo:color="#800000" style:font-name="Cousine"/>
    </style:style>
    <style:style style:name="P7" style:family="paragraph" style:parent-style-name="Preformatted_20_Text">
      <style:text-properties style:font-name="Cousine" fo:font-weight="bold" style:font-weight-asian="bold" style:font-weight-complex="bold"/>
    </style:style>
    <style:style style:name="P8" style:family="paragraph" style:parent-style-name="Text_20_body">
      <style:text-properties style:use-window-font-color="true" style:font-name="Cousine" fo:font-weight="bold" style:font-weight-asian="bold" style:font-weight-complex="bold"/>
    </style:style>
    <style:style style:name="P9" style:family="paragraph" style:parent-style-name="Preformatted_20_Text" style:list-style-name="L1">
      <style:text-properties fo:color="#801900" style:font-name="Cousine"/>
    </style:style>
    <style:style style:name="P10" style:family="paragraph" style:parent-style-name="Preformatted_20_Text">
      <style:text-properties fo:color="#801900" style:font-name="Cousine" fo:font-weight="normal" style:font-weight-asian="normal" style:font-weight-complex="normal"/>
    </style:style>
    <style:style style:name="P11" style:family="paragraph" style:parent-style-name="Preformatted_20_Text" style:list-style-name="L2">
      <style:text-properties fo:color="#801900" style:font-name="Cousine" fo:font-weight="normal" style:font-weight-asian="normal" style:font-weight-complex="normal"/>
    </style:style>
    <style:style style:name="P12" style:family="paragraph" style:parent-style-name="Preformatted_20_Text">
      <style:text-properties fo:color="#801900" style:font-name="Cousine" fo:font-weight="bold" style:font-weight-asian="bold" style:font-weight-complex="bold"/>
    </style:style>
    <style:style style:name="P13" style:family="paragraph" style:parent-style-name="Preformatted_20_Text" style:list-style-name="L2">
      <style:text-properties fo:color="#801900" style:font-name="Cousi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color="#801900" style:font-name="Cousine"/>
    </style:style>
    <style:style style:name="T4" style:family="text">
      <style:text-properties fo:color="#801900" style:font-name="Cousine" fo:font-weight="bold" style:font-weight-asian="bold" style:font-weight-complex="bold"/>
    </style:style>
    <style:style style:name="T5" style:family="text">
      <style:text-properties fo:color="#801900" style:font-name="Cousine" fo:font-weight="normal" style:font-weight-asian="normal" style:font-weight-complex="normal"/>
    </style:style>
    <style:style style:name="T6" style:family="text">
      <style:text-properties fo:color="#801900" fo:font-weight="bold" style:font-weight-asian="bold" style:font-weight-complex="bold"/>
    </style:style>
    <style:style style:name="T7" style:family="text">
      <style:text-properties fo:color="#801900" fo:font-weight="bold" fo:background-color="#ffffff" style:font-weight-asian="bold" style:font-weight-complex="bold"/>
    </style:style>
    <style:style style:name="T8" style:family="text">
      <style:text-properties fo:color="#801900" fo:font-weight="normal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fo:color="#800000" style:font-name="Cousine" fo:font-weight="bold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font-name="Cousine" fo:font-weight="bold" style:font-weight-asian="bold" style:font-weight-complex="bold"/>
    </style:style>
    <style:style style:name="T13" style:family="text">
      <style:text-properties style:font-name="monospace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ogin_MySQL_JWT_TOKEN</text:p>
      <text:p text:style-name="P8">Autenticación de usuarios con JWT. OAUTH2 y FastAPI sobre MySQL</text:p>
      <text:p text:style-name="P5">Debemos tener la ultima versión de PYTHON instalada.</text:p>
      <text:p text:style-name="P5">OJO!! Hay que verificar que las versiones de <text:span text:style-name="Source_20_Text">passlib y <text:s/>bcrypt sean compatibles.</text:span></text:p>
      <text:p text:style-name="P5"><text:span text:style-name="Source_20_Text">Para passlib==1.7.4, debemos emplear bcrypt==4.0.1, versiones posteriors producen errores.</text:span></text:p>
      <text:p text:style-name="P4"/>
      <text:p text:style-name="P7">LA BASE DE DATOS</text:p>
      <text:p text:style-name="P1">Descargamos la imagen Docker de mysql si no está ya descargada y ejecutamos el contenedor con puertos en nuestra máquina local.</text:p>
      <text:p text:style-name="P3">BASH&gt; docker pull mysql</text:p>
      <text:p text:style-name="P3">BASH&gt; docker run --name my_db -p 3307:3306 -e MYSQL_ROOT_PASSWORD=12345 -d mysql</text:p>
      <text:p text:style-name="P3">BASH&gt; docker exec -it my_db bash</text:p>
      <text:p text:style-name="P3">DB BASH&gt; mysql -p</text:p>
      <text:p text:style-name="P1">Ahora creamos nuestra base de datos para que nuestro BackEnd funcione correctamente.</text:p>
      <text:p text:style-name="P3">mysql DB BASH&gt; create database my_db;</text:p>
      <text:p text:style-name="P3"/>
      <text:p text:style-name="P5">#######################################################</text:p>
      <text:p text:style-name="P3"/>
      <text:p text:style-name="P4">BACKEND LOCAL</text:p>
      <text:p text:style-name="P1">Crear la carpeta backend dentro de la carpeta de nuestro proyecto.</text:p>
      <text:p text:style-name="P1">Actualizamos el sistema.</text:p>
      <text:p text:style-name="P3">backend BASH&gt; sudo apt update &amp;&amp; sudo apt upgrade -y</text:p>
      <text:p text:style-name="P2">La biblioteca CRYPTOGRAPHY requiere algunas bibliotecas del sistema.</text:p>
      <text:p text:style-name="P3">backend BASH&gt; sudo apt install build-essential libssl-dev libffi-dev python3-dev cargo pkg-config -y</text:p>
      <text:p text:style-name="P1">Si no tenemos pip3 instalado, hay que instalarlo.</text:p>
      <text:p text:style-name="P1"><text:span text:style-name="Source_20_Text"><text:span text:style-name="T12">backend BASH&gt; </text:span></text:span><text:span text:style-name="Source_20_Text"><text:span text:style-name="T1">pip3 --version</text:span></text:span></text:p>
      <text:p text:style-name="P3">backend BASH&gt; sudo apt install python3 python3-pip -y</text:p>
      <text:p text:style-name="P1">Crear un entorno virtual venv e iniciarlo en nuestro BackEnd </text:p>
      <text:p text:style-name="Preformatted_20_Text"><text:span text:style-name="T3">(instalar </text:span><text:span text:style-name="Source_20_Text"><text:span text:style-name="T3">python3-venv si es necesario).</text:span></text:span></text:p>
      <text:p text:style-name="P3">backend BASH&gt; python3 -m venv venv</text:p>
      <text:p text:style-name="P3">backend BASH&gt; source venv/bin/activate</text:p>
      <text:p text:style-name="P1">Instalar las dependecias dentro de nuestro entorno virtual del BackEnd </text:p>
      <text:p text:style-name="Preformatted_20_Text"><text:span text:style-name="T3">(instalar </text:span><text:span text:style-name="Source_20_Text"><text:span text:style-name="T3">python3-pip </text:span></text:span><text:span text:style-name="T3">si es necesario):</text:span></text:p>
      <text:list xml:id="list1502619606657741012" text:style-name="L1">
        <text:list-item>
          <text:p text:style-name="P9">FastAPI.</text:p>
        </text:list-item>
        <text:list-item>
          <text:p text:style-name="P9">Uvicorn.</text:p>
        </text:list-item>
        <text:list-item>
          <text:p text:style-name="P9">Autopep8 – formateador de código Python</text:p>
        </text:list-item>
        <text:list-item>
          <text:p text:style-name="P9">Python multipart – librería para trabajar con formularios</text:p>
        </text:list-item>
        <text:list-item>
          <text:p text:style-name="P9">Python-jose – versión de JWT Cryptography</text:p>
        </text:list-item>
        <text:list-item>
          <text:p text:style-name="P9">Passlib – encriptador de password</text:p>
        </text:list-item>
      </text:list>
      <text:p text:style-name="Preformatted_20_Text"><text:span text:style-name="T10">venv backend BASH&gt; <text:s/>pip install "fastapi[standard]" uvicorn autopep8 python-multipart </text:span><text:span text:style-name="Source_20_Text"><text:span text:style-name="T11">python-jose[cryptography]</text:span></text:span><text:span text:style-name="T10"> </text:span><text:span text:style-name="Source_20_Text"><text:span text:style-name="T6">"passlib[bcrypt]"</text:span></text:span></text:p>
      <text:p text:style-name="Preformatted_20_Text"><text:span text:style-name="Source_20_Text"><text:span text:style-name="T8">Continuamos instalando las dependecias relativas a MySql</text:span></text:span></text:p>
      <text:p text:style-name="Preformatted_20_Text"><text:span text:style-name="Source_20_Text"><text:span text:style-name="T6">venv backend BASH&gt; pip install sqlalchemy pymysql cryptography python-dotenv</text:span></text:span></text:p>
      <text:p text:style-name="Preformatted_20_Text"><text:span text:style-name="Source_20_Text"><text:span text:style-name="T8">Si passlib tiene la versión 1.7.4 hay que modificar la versión de bycrypt</text:span></text:span></text:p>
      <text:p text:style-name="Preformatted_20_Text"><text:span text:style-name="Source_20_Text"><text:span text:style-name="T10">venv backend BASH&gt; pip install "bcrypt==4.0.1" --force-reinstall</text:span></text:span></text:p>
      <text:p text:style-name="P2">Podemos verificar si <text:span text:style-name="Source_20_Text"><text:span text:style-name="T9">python-jose[cryptography] </text:span></text:span>se ha instaldo correctamente.</text:p>
      <text:p text:style-name="P2"><text:span text:style-name="T11">venv backend BASH&gt; </text:span><text:span text:style-name="T1">python3 -c "import jose; print(jose.__version__)"</text:span></text:p>
      <text:p text:style-name="P2">Podemos verificar si se ha instalado correctamente.</text:p>
      <text:p text:style-name="P3">Venv backend BASH&gt; python3 -c "import passlib.hash; print(passlib.hash.bcrypt); import<text:span text:style-name="T9"> bcrypt"</text:span></text:p>
      <text:p text:style-name="P6">Verifica las versiones de passlib y bcrypt | <text:span text:style-name="T13">passlib==1.7.4 y bcrypt==4.0.1</text:span></text:p>
      <text:p text:style-name="P6"><text:span text:style-name="T7">venv backend BAS</text:span><text:span text:style-name="T2">H&gt; </text:span><text:span text:style-name="Source_20_Text"><text:span text:style-name="T2">pip freeze</text:span></text:span></text:p>
      <text:p text:style-name="P6">Generar el archivo de dependecias.</text:p>
      <text:p text:style-name="Preformatted_20_Text"><text:span text:style-name="T4">venv backend BAS</text:span><text:span text:style-name="T10">H&gt; </text:span><text:span text:style-name="Source_20_Text"><text:span text:style-name="T11">pip freeze &gt;| requirements.txt</text:span></text:span></text:p>
      <text:p text:style-name="P2">Iniciar GitHub</text:p>
      <text:p text:style-name="P3">venv backend BASH&gt; git init</text:p>
      <text:p text:style-name="P2">creamos el archivo .gitignore desde la web</text:p>
      <text:p text:style-name="P2">https://www.toptotal.com/developers/gitignore </text:p>
      <text:p text:style-name="P2">introduciendo como parámetros python, macOs, windows, linux y venv.</text:p>
      <text:p text:style-name="P2"><text:soft-page-break/>El texto devuelto lo colocamos en un archivo en nuestro BackEnd que le llamaremos <text:span text:style-name="T1">.gitignore</text:span>.</text:p>
      <text:p text:style-name="P2">Crear las carpetas y archivos necesarios dentro de un entorno virtual venv.</text:p>
      <text:p text:style-name="P2">Estructura básica backend:</text:p>
      <text:p text:style-name="P3">backend</text:p>
      <text:list xml:id="list7876334668852463932" text:style-name="L2">
        <text:list-item>
          <text:p text:style-name="P13">paquetes</text:p>
          <text:list>
            <text:list-item>
              <text:p text:style-name="P11">__init__.py</text:p>
            </text:list-item>
            <text:list-item>
              <text:p text:style-name="P11">user_management.py</text:p>
            </text:list-item>
          </text:list>
        </text:list-item>
        <text:list-item>
          <text:p text:style-name="P13">paquetes_mysql</text:p>
          <text:list>
            <text:list-item>
              <text:p text:style-name="P11">__init.py</text:p>
            </text:list-item>
            <text:list-item>
              <text:p text:style-name="P11">databases.py</text:p>
            </text:list-item>
            <text:list-item>
              <text:p text:style-name="P11">models.py</text:p>
            </text:list-item>
          </text:list>
        </text:list-item>
        <text:list-item>
          <text:p text:style-name="P13">routes</text:p>
          <text:list>
            <text:list-item>
              <text:p text:style-name="P11">app_routes.py</text:p>
            </text:list-item>
            <text:list-item>
              <text:p text:style-name="P11">user_routes.py</text:p>
            </text:list-item>
          </text:list>
        </text:list-item>
        <text:list-item>
          <text:p text:style-name="P13">schemas</text:p>
          <text:list>
            <text:list-item>
              <text:p text:style-name="P11">user.py</text:p>
            </text:list-item>
          </text:list>
        </text:list-item>
        <text:list-item>
          <text:p text:style-name="P13">static</text:p>
        </text:list-item>
        <text:list-item>
          <text:p text:style-name="P13">venv</text:p>
        </text:list-item>
        <text:list-item>
          <text:p text:style-name="P11">.env</text:p>
        </text:list-item>
        <text:list-item>
          <text:p text:style-name="P11">main.py</text:p>
        </text:list-item>
        <text:list-item>
          <text:p text:style-name="P11">requirements.txt</text:p>
        </text:list-item>
      </text:list>
      <text:p text:style-name="P2">.gitignore</text:p>
      <text:p text:style-name="P2"/>
      <text:p text:style-name="P2">Para verificar el funcionamiento de la aplicación podemos ejecutarla en nuestra máquina de forma local.</text:p>
      <text:p text:style-name="P3">venv backend BASH&gt; uvicorn main:app –-reload</text:p>
      <text:p text:style-name="P2">Ctrl+C para detener la aplicación</text:p>
      <text:p text:style-name="P2">Donde main es el archivo principal y app la instacia de FastAPI del archivo.</text:p>
      <text:p text:style-name="Preformatted_20_Text"><text:span text:style-name="T5">Si la ejecución en terminal no da error, podemos visualizar este BackEnd en </text:span><text:span text:style-name="T4">http://127.0.0.1:8000/</text:span></text:p>
      <text:p text:style-name="P5"/>
      <text:p text:style-name="P5">#######################################################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/>
    <style:font-face style:name="monospace" svg:font-family="monospace"/>
    <style:font-face style:name="Noto Sans1" svg:font-family="'Noto Sans'" style:font-family-generic="swiss"/>
    <style:font-face style:name="Cousine" svg:font-family="Cousine" style:font-family-generic="modern" style:font-pitch="fixed"/>
    <style:font-face style:name="Noto Sans Mono CJK SC" svg:font-family="'Noto Sans Mono CJK SC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sine" fo:font-size="12pt" fo:language="es" fo:country="E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sine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sine" style:font-name-complex="Noto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sine"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sine" style:font-name-complex="Noto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nos" fo:font-size="10pt" style:font-name-asian="Noto Sans Mono CJK SC" style:font-size-asian="10pt" style:font-name-complex="Cousine" style:font-size-complex="10pt"/>
    </style:style>
    <style:style style:name="Source_20_Text" style:display-name="Source Text" style:family="text">
      <style:text-properties style:font-name="Cousine" style:font-name-asian="Noto Sans Mono CJK SC" style:font-name-complex="Cousi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2T09:03:38</meta:creation-date>
    <dc:date>2025-12-15T14:03:34</dc:date>
    <meta:editing-duration>PT2H2M8S</meta:editing-duration>
    <meta:editing-cycles>12</meta:editing-cycles>
    <meta:generator>OpenOffice/4.1.15$Unix OpenOffice.org_project/4115m2$Build-9813</meta:generator>
    <meta:document-statistic meta:table-count="0" meta:image-count="0" meta:object-count="0" meta:page-count="2" meta:paragraph-count="81" meta:word-count="505" meta:character-count="3577"/>
  </office:meta>
</office:document-meta>
</file>